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cf9e" officeooo:paragraph-rsid="0007cf9e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7cf9e" officeooo:paragraph-rsid="0007cf9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cf9e" officeooo:paragraph-rsid="0007cf9e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cf9e" officeooo:paragraph-rsid="0007cf9e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7cf9e"/>
    </style:style>
    <style:style style:name="T1" style:family="text">
      <style:text-properties fo:font-size="12pt" style:text-underline-style="none" fo:font-weight="normal" officeooo:rsid="0007cf9e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Web Project</text:p>
      <text:p text:style-name="P1"/>
      <text:list xml:id="list4955250175475522533" text:style-name="L1">
        <text:list-item>
          <text:p text:style-name="P2">design docs, sketches, mock-ups</text:p>
        </text:list-item>
        <text:list-item>
          <text:p text:style-name="P2">use HTML5</text:p>
          <text:list>
            <text:list-item>
              <text:p text:style-name="P2">good DOM structure</text:p>
            </text:list-item>
          </text:list>
        </text:list-item>
        <text:list-item>
          <text:p text:style-name="P2">CSS3</text:p>
          <text:list>
            <text:list-item>
              <text:p text:style-name="P2">box model</text:p>
            </text:list-item>
            <text:list-item>
              <text:p text:style-name="P2">elegant CSS through inheritance</text:p>
            </text:list-item>
          </text:list>
        </text:list-item>
        <text:list-item>
          <text:p text:style-name="P2">front-end framework</text:p>
          <text:list>
            <text:list-item>
              <text:p text:style-name="P2">create something unique</text:p>
            </text:list-item>
            <text:list-item>
              <text:p text:style-name="P2">Bootstrap or Foundation</text:p>
            </text:list-item>
          </text:list>
        </text:list-item>
        <text:list-item>
          <text:p text:style-name="P2">use responsive design</text:p>
          <text:p text:style-name="P4">Javascript Portion</text:p>
        </text:list-item>
      </text:list>
      <text:p text:style-name="P3"/>
      <text:list xml:id="list95307007232537" text:continue-numbering="true" text:style-name="L1">
        <text:list-item>
          <text:p text:style-name="P5"><text:span text:style-name="T1">use js to make interactive elements</text:span></text:p>
        </text:list-item>
        <text:list-item>
          <text:p text:style-name="P5"><text:span text:style-name="T1">can use jquery</text:span></text:p>
        </text:list-item>
        <text:list-item>
          <text:p text:style-name="P5"><text:span text:style-name="T1">clean, readable code</text:span></text:p>
          <text:p text:style-name="P5"><text:span text:style-name="T1">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4-10-09T09:42:51.256173145</meta:creation-date>
    <dc:date>2014-10-09T09:53:06.572143960</dc:date>
    <dc:creator>Matt </dc:creator>
    <meta:editing-duration>P0D</meta:editing-duration>
    <meta:editing-cycles>1</meta:editing-cycles>
    <meta:document-statistic meta:table-count="0" meta:image-count="0" meta:object-count="0" meta:page-count="1" meta:paragraph-count="16" meta:word-count="59" meta:character-count="308" meta:non-whitespace-character-count="278"/>
    <meta:generator>LibreOffice/4.2.6.3$Linux_X86_64 LibreOffice_project/420m0$Build-3</meta:generator>
  </office:meta>
</office:document-meta>
</file>